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eact, { useEffect, useState } from "react";</text:p>
      <text:p text:style-name="Standard">import { PieChart, Pie, Cell, Tooltip, Legend } from "recharts";</text:p>
      <text:p text:style-name="Standard">import "./IngresosEgresos.css"; <text:s/>// ✅ Importar estilos existentes</text:p>
      <text:p text:style-name="Standard"/>
      <text:p text:style-name="Standard">function IngresosEgresosAnual() {</text:p>
      <text:p text:style-name="Standard"><text:s text:c="2"/>const [datos, setDatos] = useState([]);</text:p>
      <text:p text:style-name="Standard"/>
      <text:p text:style-name="Standard"><text:s text:c="2"/>useEffect(() =&gt; {</text:p>
      <text:p text:style-name="Standard"><text:s text:c="4"/>fetch("http://127.0.0.1:8000/movimientos")</text:p>
      <text:p text:style-name="Standard"><text:s text:c="6"/>.then((response) =&gt; response.json())</text:p>
      <text:p text:style-name="Standard"><text:s text:c="6"/>.then((data) =&gt; {</text:p>
      <text:p text:style-name="Standard"><text:s text:c="8"/>const ingresos = data</text:p>
      <text:p text:style-name="Standard"><text:s text:c="10"/>.filter((item) =&gt; item.tipo === "ingreso")</text:p>
      <text:p text:style-name="Standard"><text:s text:c="10"/>.reduce((total, item) =&gt; total + item.monto, 0);</text:p>
      <text:p text:style-name="Standard"/>
      <text:p text:style-name="Standard"><text:s text:c="8"/>const egresos = data</text:p>
      <text:p text:style-name="Standard"><text:s text:c="10"/>.filter((item) =&gt; item.tipo === "egreso")</text:p>
      <text:p text:style-name="Standard"><text:s text:c="10"/>.reduce((total, item) =&gt; total + item.monto, 0);</text:p>
      <text:p text:style-name="Standard"/>
      <text:p text:style-name="Standard"><text:s text:c="8"/>setDatos([</text:p>
      <text:p text:style-name="Standard"><text:s text:c="10"/>{ name: "Ingresos", value: ingresos },</text:p>
      <text:p text:style-name="Standard"><text:s text:c="10"/>{ name: "Egresos", value: egresos },</text:p>
      <text:p text:style-name="Standard"><text:s text:c="8"/>]);</text:p>
      <text:p text:style-name="Standard"><text:s text:c="6"/>});</text:p>
      <text:p text:style-name="Standard"><text:s text:c="2"/>}, []);</text:p>
      <text:p text:style-name="Standard"/>
      <text:p text:style-name="Standard"><text:s text:c="2"/>const colores = ["#0088FE", "#FF8042"];</text:p>
      <text:p text:style-name="Standard"/>
      <text:p text:style-name="Standard"><text:s text:c="2"/>return (</text:p>
      <text:p text:style-name="Standard"><text:s text:c="4"/>&lt;div className="ingresos-egresos"&gt;</text:p>
      <text:p text:style-name="Standard"><text:s text:c="6"/>&lt;h2 className="titulo-seccion" style={{ marginTop: "1rem" }}&gt;</text:p>
      <text:p text:style-name="Standard"><text:s text:c="8"/>Ingresos vs Egresos Anual</text:p>
      <text:p text:style-name="Standard"><text:s text:c="6"/>&lt;/h2&gt;</text:p>
      <text:p text:style-name="Standard"/>
      <text:p text:style-name="Standard"><text:s text:c="6"/>&lt;div className="contenedor-grafico" style={{ height: "400px" }}&gt;</text:p>
      <text:p text:style-name="Standard"><text:s text:c="8"/>&lt;PieChart width={400} height={400}&gt;</text:p>
      <text:p text:style-name="Standard"><text:s text:c="10"/>&lt;Pie</text:p>
      <text:p text:style-name="Standard"><text:s text:c="12"/>dataKey="value"</text:p>
      <text:p text:style-name="Standard"><text:s text:c="12"/>data={datos}</text:p>
      <text:p text:style-name="Standard"><text:s text:c="12"/>cx="50%"</text:p>
      <text:p text:style-name="Standard"><text:s text:c="12"/>cy="50%"</text:p>
      <text:p text:style-name="Standard"><text:s text:c="12"/>outerRadius={100}</text:p>
      <text:p text:style-name="Standard"><text:s text:c="12"/>fill="#8884d8"</text:p>
      <text:p text:style-name="Standard"><text:s text:c="12"/>label</text:p>
      <text:p text:style-name="Standard"><text:s text:c="10"/>&gt;</text:p>
      <text:p text:style-name="Standard"><text:s text:c="12"/>{datos.map((entry, index) =&gt; (</text:p>
      <text:p text:style-name="Standard"><text:s text:c="14"/>&lt;Cell key={`cell-${index}`} fill={colores[index % colores.length]} /&gt;</text:p>
      <text:p text:style-name="Standard"><text:s text:c="12"/>))}</text:p>
      <text:p text:style-name="Standard"><text:s text:c="10"/>&lt;/Pie&gt;</text:p>
      <text:p text:style-name="Standard"><text:s text:c="10"/>&lt;Tooltip /&gt;</text:p>
      <text:p text:style-name="Standard"><text:s text:c="10"/>&lt;Legend /&gt;</text:p>
      <text:p text:style-name="Standard"><text:s text:c="8"/>&lt;/PieChart&gt;</text:p>
      <text:p text:style-name="Standard"><text:soft-page-break/><text:s text:c="6"/>&lt;/div&gt;</text:p>
      <text:p text:style-name="Standard"><text:s text:c="4"/>&lt;/div&gt;</text:p>
      <text:p text:style-name="Standard"><text:s text:c="2"/>);</text:p>
      <text:p text:style-name="Standard">}</text:p>
      <text:p text:style-name="Standard"/>
      <text:p text:style-name="Standard">export default IngresosEgresosAnual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7T18:10:24.698828300</meta:creation-date>
    <dc:date>2025-07-27T18:10:48.323423400</dc:date>
    <meta:editing-duration>PT24S</meta:editing-duration>
    <meta:editing-cycles>1</meta:editing-cycles>
    <meta:document-statistic meta:table-count="0" meta:image-count="0" meta:object-count="0" meta:page-count="2" meta:paragraph-count="50" meta:word-count="154" meta:character-count="1581" meta:non-whitespace-character-count="1122"/>
    <meta:generator>LibreOffice/25.2.4.3$Windows_X86_64 LibreOffice_project/33e196637044ead23f5c3226cde09b47731f7e27</meta:generator>
  </office:meta>
</office:document-meta>
</file>